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06500">
            <text:p>68,506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995000">
            <text:p>68,99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7595000">
            <text:p>67,59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--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5097000">
            <text:p>65,09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926000">
            <text:p>107,9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5635333">
            <text:p>65,635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024334">
            <text:p>98,024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A Raanta</text:p>
          </table:table-cell>
          <table:table-cell table:style-name="ce26" office:value-type="float" office:value="750000">
            <text:p>7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3244000">
            <text:p>53,24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2014-12-09</text:date>, <text:time>18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2-09T18:18:58</dc:date>
    <dc:creator>Ben Miller</dc:creator>
    <meta:editing-duration>P38DT1H12M59S</meta:editing-duration>
    <meta:editing-cycles>67</meta:editing-cycles>
    <meta:document-statistic meta:table-count="10" meta:cell-count="2065" meta:object-count="0"/>
  </office:meta>
</office:document-meta>
</file>